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fo:min-height="0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152cm" draw:marker-end-width="0.152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0.528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0.594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style:text-properties style:font-name="Fira Sans Book" fo:font-size="14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4pt" fo:font-weight="350" style:font-size-asian="18pt" style:font-size-complex="18pt"/>
    </style:style>
    <style:style style:name="T1" style:family="text">
      <style:text-properties style:font-name="Fira Sans Book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Xor" draw:style-name="gr1" draw:text-style-name="P1" xml:id="id1" draw:id="id1" draw:layer="layout" svg:width="2.684cm" svg:height="1.431cm" draw:transform="rotate (-1.5707963267949) translate (10.266cm 3.548cm)">
          <draw:glue-point draw:id="4" svg:x="-2.52cm" svg:y="-4.984cm" draw:escape-direction="up"/>
          <draw:glue-point draw:id="5" svg:x="2.532cm" svg:y="-4.984cm" draw:escape-direction="up"/>
          <text:p/>
          <draw:enhanced-geometry svg:viewBox="0 0 5000 2637" draw:mirror-horizontal="true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gr1" draw:text-style-name="P1" xml:id="id5" draw:id="id5" draw:layer="layout" svg:width="2.684cm" svg:height="1.431cm" draw:transform="rotate (-1.5707963267949) translate (5.444cm 3.548cm)">
          <draw:glue-point draw:id="4" svg:x="-2.52cm" svg:y="-4.984cm" draw:escape-direction="up"/>
          <draw:glue-point draw:id="5" svg:x="2.532cm" svg:y="-4.984cm" draw:escape-direction="up"/>
          <text:p/>
          <draw:enhanced-geometry svg:viewBox="0 0 5000 2637" draw:mirror-horizontal="true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gr1" draw:text-style-name="P1" xml:id="id4" draw:id="id4" draw:layer="layout" svg:width="2.684cm" svg:height="1.431cm" draw:transform="rotate (-1.5707963267949) translate (6.772cm 6.638cm)">
          <draw:glue-point draw:id="4" svg:x="-2.52cm" svg:y="-4.984cm" draw:escape-direction="up"/>
          <draw:glue-point draw:id="5" svg:x="2.532cm" svg:y="-4.984cm" draw:escape-direction="up"/>
          <text:p/>
          <draw:enhanced-geometry svg:viewBox="0 0 5000 2637" draw:mirror-horizontal="true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And" draw:style-name="gr1" draw:text-style-name="P1" xml:id="id3" draw:id="id3" draw:layer="layout" svg:width="2.862cm" svg:height="1.452cm" draw:transform="rotate (-1.5707963267949) translate (8.221cm 3.412cm)">
          <draw:glue-point draw:id="4" svg:x="-2.527cm" svg:y="-4.996cm" draw:escape-direction="up"/>
          <draw:glue-point draw:id="5" svg:x="2.527cm" svg:y="-4.996cm" draw:escape-direction="up"/>
          <text:p/>
          <draw:enhanced-geometry svg:viewBox="0 0 5000 2637" draw:mirror-horizontal="true" draw:text-areas="0 2937 5000 3037" draw:type="NonPrimitive" draw:enhanced-path="M 0 647 L 896 647 M 0 1990 L 896 1990 M 2886 0 L 896 0 896 2637 2886 2637 U 2886 1318 2637 2637 270 90 M 4204 1318 L 5000 1318 F N"/>
        </draw:custom-shape>
        <draw:custom-shape draw:name="And" draw:style-name="gr1" draw:text-style-name="P1" xml:id="id7" draw:id="id7" draw:layer="layout" svg:width="2.862cm" svg:height="1.452cm" draw:transform="rotate (-1.5707963267949) translate (3.465cm 3.413cm)">
          <draw:glue-point draw:id="4" svg:x="-2.527cm" svg:y="-4.996cm" draw:escape-direction="up"/>
          <draw:glue-point draw:id="5" svg:x="2.527cm" svg:y="-4.996cm" draw:escape-direction="up"/>
          <text:p/>
          <draw:enhanced-geometry svg:viewBox="0 0 5000 2637" draw:mirror-horizontal="true" draw:text-areas="0 2937 5000 3037" draw:type="NonPrimitive" draw:enhanced-path="M 0 647 L 896 647 M 0 1990 L 896 1990 M 2886 0 L 896 0 896 2637 2886 2637 U 2886 1318 2637 2637 270 90 M 4204 1318 L 5000 1318 F N"/>
        </draw:custom-shape>
        <draw:connector draw:style-name="gr2" draw:text-style-name="P2" draw:layer="layout" svg:x1="9.551cm" svg:y1="6.232cm" svg:x2="7.818cm" svg:y2="10.779cm" draw:start-shape="id1" draw:start-glue-point="3" draw:end-shape="id2" draw:end-glue-point="0" svg:d="M9551 6232v2274h-1733v2273" svg:viewBox="0 0 1734 4548">
          <text:p/>
        </draw:connector>
        <draw:connector draw:style-name="gr2" draw:text-style-name="P2" draw:layer="layout" svg:x1="7.495cm" svg:y1="6.274cm" svg:x2="6.419cm" svg:y2="6.643cm" draw:start-shape="id3" draw:start-glue-point="3" draw:end-shape="id4" draw:end-glue-point="5" svg:d="M7495 6274v183h-1076v186" svg:viewBox="0 0 1077 370">
          <text:p/>
        </draw:connector>
        <draw:connector draw:style-name="gr2" draw:text-style-name="P2" draw:layer="layout" svg:x1="4.729cm" svg:y1="6.232cm" svg:x2="5.697cm" svg:y2="6.643cm" draw:start-shape="id5" draw:start-glue-point="3" draw:end-shape="id4" draw:end-glue-point="4" svg:d="M4729 6232v204h968v207" svg:viewBox="0 0 969 412">
          <text:p/>
        </draw:connector>
        <draw:connector draw:style-name="gr2" draw:text-style-name="P2" draw:layer="layout" svg:x1="6.057cm" svg:y1="9.322cm" svg:x2="6.417cm" svg:y2="10.779cm" draw:start-shape="id4" draw:start-glue-point="3" draw:end-shape="id6" draw:end-glue-point="0" svg:d="M6057 9322v729h360v728" svg:viewBox="0 0 361 1458">
          <text:p/>
        </draw:connector>
        <draw:connector draw:style-name="gr2" draw:text-style-name="P2" draw:layer="layout" svg:x1="2.739cm" svg:y1="6.275cm" svg:x2="5.016cm" svg:y2="10.779cm" draw:start-shape="id7" draw:start-glue-point="3" draw:end-shape="id8" draw:end-glue-point="0" svg:d="M2739 6275v2253h2277v2251" svg:viewBox="0 0 2278 4505">
          <text:p/>
        </draw:connector>
        <draw:frame draw:style-name="gr3" draw:text-style-name="P4" xml:id="id9" draw:id="id9" draw:layer="layout" svg:width="1.118cm" svg:height="0.894cm" svg:x="10.137cm" svg:y="0.808cm">
          <draw:text-box>
            <text:p text:style-name="P3"><text:span text:style-name="T1">A0</text:span></text:p>
          </draw:text-box>
        </draw:frame>
        <draw:frame draw:style-name="gr4" draw:text-style-name="P4" xml:id="id10" draw:id="id10" draw:layer="layout" svg:width="1.125cm" svg:height="0.894cm" svg:x="8.838cm" svg:y="0.208cm">
          <draw:text-box>
            <text:p text:style-name="P3"><text:span text:style-name="T1">B0</text:span></text:p>
          </draw:text-box>
        </draw:frame>
        <draw:connector draw:style-name="gr2" draw:text-style-name="P2" draw:layer="layout" svg:x1="10.696cm" svg:y1="1.702cm" svg:x2="9.913cm" svg:y2="3.553cm" draw:start-shape="id9" draw:start-glue-point="2" draw:end-shape="id1" draw:end-glue-point="5" svg:d="M10696 1702v923h-783v928" svg:viewBox="0 0 784 1852">
          <text:p/>
        </draw:connector>
        <draw:connector draw:style-name="gr2" draw:text-style-name="P2" draw:layer="layout" svg:x1="9.4cm" svg:y1="1.102cm" svg:x2="9.191cm" svg:y2="3.553cm" draw:start-shape="id10" draw:start-glue-point="2" draw:end-shape="id1" draw:end-glue-point="4" svg:d="M9400 1102v1223h-209v1228" svg:viewBox="0 0 210 2452">
          <text:p/>
        </draw:connector>
        <draw:connector draw:style-name="gr2" draw:text-style-name="P2" draw:layer="layout" svg:x1="9.4cm" svg:y1="1.102cm" svg:x2="7.129cm" svg:y2="3.414cm" draw:start-shape="id10" draw:start-glue-point="2" draw:end-shape="id3" draw:end-glue-point="4" svg:d="M9400 1102v1155h-2271v1157" svg:viewBox="0 0 2272 2313">
          <text:p/>
        </draw:connector>
        <draw:connector draw:style-name="gr2" draw:text-style-name="P2" draw:layer="layout" svg:x1="10.696cm" svg:y1="1.702cm" svg:x2="7.861cm" svg:y2="3.414cm" draw:start-shape="id9" draw:start-glue-point="2" draw:end-shape="id3" draw:end-glue-point="5" svg:d="M10696 1702v855h-2835v857" svg:viewBox="0 0 2836 1713">
          <text:p/>
        </draw:connector>
        <draw:frame draw:style-name="gr3" draw:text-style-name="P4" xml:id="id11" draw:id="id11" draw:layer="layout" svg:width="1.118cm" svg:height="0.894cm" svg:x="5.138cm" svg:y="0.808cm">
          <draw:text-box>
            <text:p text:style-name="P3"><text:span text:style-name="T1">A1</text:span></text:p>
          </draw:text-box>
        </draw:frame>
        <draw:frame draw:style-name="gr4" draw:text-style-name="P4" xml:id="id12" draw:id="id12" draw:layer="layout" svg:width="1.125cm" svg:height="0.894cm" svg:x="3.839cm" svg:y="0.208cm">
          <draw:text-box>
            <text:p text:style-name="P3"><text:span text:style-name="T1">B1</text:span></text:p>
          </draw:text-box>
        </draw:frame>
        <draw:connector draw:style-name="gr2" draw:text-style-name="P2" draw:layer="layout" svg:x1="5.697cm" svg:y1="1.702cm" svg:x2="5.091cm" svg:y2="3.553cm" draw:start-shape="id11" draw:start-glue-point="2" draw:end-shape="id5" draw:end-glue-point="5" svg:d="M5697 1702v923h-606v928" svg:viewBox="0 0 607 1852">
          <text:p/>
        </draw:connector>
        <draw:connector draw:style-name="gr2" draw:text-style-name="P2" draw:layer="layout" svg:x1="5.697cm" svg:y1="1.702cm" svg:x2="3.105cm" svg:y2="3.415cm" draw:start-shape="id11" draw:start-glue-point="2" draw:end-shape="id7" draw:end-glue-point="5" svg:d="M5697 1702v856h-2592v857" svg:viewBox="0 0 2593 1714">
          <text:p/>
        </draw:connector>
        <draw:connector draw:style-name="gr2" draw:text-style-name="P2" draw:layer="layout" svg:x1="4.401cm" svg:y1="1.102cm" svg:x2="4.369cm" svg:y2="3.553cm" draw:start-shape="id12" draw:start-glue-point="2" draw:end-shape="id5" draw:end-glue-point="4" svg:d="M4401 1102v1223h-32v1228" svg:viewBox="0 0 33 2452">
          <text:p/>
        </draw:connector>
        <draw:connector draw:style-name="gr2" draw:text-style-name="P2" draw:layer="layout" svg:x1="4.401cm" svg:y1="1.102cm" svg:x2="2.373cm" svg:y2="3.415cm" draw:start-shape="id12" draw:start-glue-point="2" draw:end-shape="id7" draw:end-glue-point="4" svg:d="M4401 1102v1156h-2028v1157" svg:viewBox="0 0 2029 2314">
          <text:p/>
        </draw:connector>
        <draw:frame draw:style-name="gr4" draw:text-style-name="P4" xml:id="id8" draw:id="id8" draw:layer="layout" svg:width="1.125cm" svg:height="0.894cm" svg:x="4.454cm" svg:y="10.779cm">
          <draw:text-box>
            <text:p text:style-name="P3"><text:span text:style-name="T1">S2</text:span></text:p>
          </draw:text-box>
        </draw:frame>
        <draw:frame draw:style-name="gr4" draw:text-style-name="P4" xml:id="id6" draw:id="id6" draw:layer="layout" svg:width="1.125cm" svg:height="0.894cm" svg:x="5.855cm" svg:y="10.779cm">
          <draw:text-box>
            <text:p text:style-name="P3"><text:span text:style-name="T1">S1</text:span></text:p>
          </draw:text-box>
        </draw:frame>
        <draw:frame draw:style-name="gr4" draw:text-style-name="P4" xml:id="id2" draw:id="id2" draw:layer="layout" svg:width="1.125cm" svg:height="0.894cm" svg:x="7.256cm" svg:y="10.779cm">
          <draw:text-box>
            <text:p text:style-name="P3"><text:span text:style-name="T1">S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6:19:20.487113544</meta:creation-date>
    <dc:date>2018-01-25T16:31:08.211408532</dc:date>
    <meta:editing-duration>PT11M4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